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20f86"/>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list-style-name="L3">
      <style:paragraph-properties fo:text-align="justify" style:justify-single-word="false"/>
    </style:style>
    <style:style style:name="P6" style:family="paragraph" style:parent-style-name="Text_20_body" style:list-style-name="L4">
      <style:paragraph-properties fo:text-align="justify" style:justify-single-word="false"/>
    </style:style>
    <style:style style:name="P7" style:family="paragraph" style:parent-style-name="Text_20_body">
      <style:paragraph-properties fo:text-align="justify" style:justify-single-word="false"/>
      <style:text-properties fo:background-color="#ffff00"/>
    </style:style>
    <style:style style:name="T1" style:family="text">
      <style:text-properties officeooo:rsid="00120f8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ữ liệu của bạn có là FAIR?</text:p>
      <text:p text:style-name="P1">Tìm thấy được </text:p>
      <text:p text:style-name="P1">Nên có khả năng để những người khác phát hiện ra dữ liệu của bạn. Siêu dữ liệu phong phú nên là sẵn sàng trên trực tuyến trong một tài nguyên tìm kiếm được, và dữ liệu nên được chỉ định một mã nhận diện thường trực. </text:p>
      <text:p text:style-name="P7">How FAIR are your data?</text:p>
      <text:p text:style-name="P7">Findable</text:p>
      <text:p text:style-name="P7">It should be possible for others to discover your data. Rich metadata should be available online in a searchable resource, and the data should be assigned a persistent identifier.</text:p>
      <text:p text:style-name="P7"></text:p>
      <text:list xml:id="list3616688980" text:style-name="L1">
        <text:list-item>
          <text:p text:style-name="P3">Một mã nhận diện thường trực được chỉ định cho dữ liệu của bạn </text:p>
        </text:list-item>
        <text:list-item>
          <text:p text:style-name="P3">Có siêu dữ liệu phong phú, mô tả dữ liệu của bạn </text:p>
        </text:list-item>
        <text:list-item>
          <text:p text:style-name="P3">Siêu dữ liệu là trên trực tuyến trong một tài nguyên tìm kiếm được, ví dụ, một danh mục hoặc kho dữ liệu </text:p>
        </text:list-item>
        <text:list-item>
          <text:p text:style-name="P3">Bản ghi siêu dữ liệu đó có mã nhận diện thường trực </text:p>
        </text:list-item>
      </text:list>
      <text:p text:style-name="P7">A persistent identifier is assigned to your data</text:p>
      <text:p text:style-name="P7">There are rich metadata, describing your data</text:p>
      <text:p text:style-name="P7">The metadata are online in a searchable resource e.g. a catalogue or data repository</text:p>
      <text:p text:style-name="P7">The metadata record specifies the persistent identifier</text:p>
      <text:p text:style-name="P7">Accessible</text:p>
      <text:p text:style-name="P1">Truy cập được </text:p>
      <text:p text:style-name="P1">Nên có khả năng cả người và máy truy cập được tới dữ liệu của bạn, theo các điều kiện hạn chế cụ thể khi thích hợp. FAIR không ngụ ý dữ liệu cần phải là mở! Nên có siêu dữ liệu, ngay cả khi dữ liệu đó không truy cập được. </text:p>
      <text:p text:style-name="P1"/>
      <text:p text:style-name="P7">It should be possible for humans and machines to gain access to your data, under specific conditionsor restrictions where appropriate. FAIR does not mean that data need to be open! There should be metadata, even if the data aren’t accessible.</text:p>
      <text:list xml:id="list2259041676" text:style-name="L2">
        <text:list-item>
          <text:p text:style-name="P4"><text:soft-page-break/>Tuân theo ID thường trực sẽ đưa bạn tới dữ liệu hoặc siêu dữ liệu có liên quan </text:p>
        </text:list-item>
        <text:list-item>
          <text:p text:style-name="P4">Giao thức theo đó dữ liệu có thể truy xuất được tuân thủ các tiêu chuẩn được thừa nhận, ví dụ, http </text:p>
        </text:list-item>
        <text:list-item>
          <text:p text:style-name="P4">Thủ tục truy cập bao gồm các bước xác thực và ủy quyền, nếu cần </text:p>
        </text:list-item>
        <text:list-item>
          <text:p text:style-name="P4">Siêu dữ liệu là truy cập được, bất cứ ở đâu có thể, ngay cả nếu không có dữ liệu đó </text:p>
        </text:list-item>
      </text:list>
      <text:p text:style-name="P1"/>
      <text:p text:style-name="P7"> Following the persistent ID will take you to the data or associated metadata</text:p>
      <text:p text:style-name="P7"> The protocol by which data can be retrieved follows recognised standards e.g. http</text:p>
      <text:p text:style-name="P7"> The access procedure includes authentication and authorisation steps, if necessary</text:p>
      <text:p text:style-name="P7"> Metadata are accessible, wherever possible, even if the data aren’t</text:p>
      <text:p text:style-name="P7">Interoperable</text:p>
      <text:p text:style-name="P7">Data and metadata should conform to recognised formats and standards to allow them to be combined and exchanged.</text:p>
      <text:p text:style-name="P1">Tương hợp được </text:p>
      <text:p text:style-name="P1">Dữ liệu và siêu dữ liệu nên tuân thủ các định dạng và tiêu chuẩn được thừa nhận để cho phép chúng kết hợp được và trao đổi được. </text:p>
      <text:list xml:id="list617895679" text:style-name="L3">
        <text:list-item>
          <text:p text:style-name="P5">Dữ liệu được cung cấp ở các định dạng mở hiểu được và được ưa chuộng phổ biến </text:p>
        </text:list-item>
        <text:list-item>
          <text:p text:style-name="P5">Siêu dữ liệu được cung cấp tuân theo các tiêu chuẩn có liên quan </text:p>
        </text:list-item>
        <text:list-item>
          <text:p text:style-name="P5">Các từ vựng, từ khóa, từ đồng nghĩa hoặc bản thể học kiểm soát được, được sử dụng ở những nơi có thể </text:p>
        </text:list-item>
        <text:list-item>
          <text:p text:style-name="P5">Các tài liệu tham khảo và liên kết đủ điều kiện được cung cấp cho các dữ liệu có liên quan khác</text:p>
        </text:list-item>
      </text:list>
      <text:p text:style-name="P7"> Data is provided in commonly understood and preferably open formats</text:p>
      <text:p text:style-name="P7"> The metadata provided follows relevant standards</text:p>
      <text:p text:style-name="P7"> Controlled vocabularies, keywords, thesauri or ontologies are used where possible</text:p>
      <text:p text:style-name="P7"> Qualified references and links are provided to other related data</text:p>
      <text:p text:style-name="P7">Reusable</text:p>
      <text:p text:style-name="P7"><text:soft-page-break/>Lots of documentation is needed to support data interpretation and reuse. The data should conform to community norms and be clearly licensed so others know what kinds of reuse are permitted.</text:p>
      <text:p text:style-name="P1">Sử dụng lại được </text:p>
      <text:p text:style-name="P1">Nhiều tài liệu là cần thiết để hỗ trợ giải nghĩa và sử dụng lại dữ liệu. Dữ liệu nên tuân thủ các chuẩn mực của cộng đồng và được cấp phép rõ ràng để những người khác biết dạng sử dụng lại nào là được phép. </text:p>
      <text:list xml:id="list3543075221" text:style-name="L4">
        <text:list-item>
          <text:p text:style-name="P6">Dữ liệu là chính xác và được mô tả tốt với nhiều thuộc tính thích hợp </text:p>
        </text:list-item>
        <text:list-item>
          <text:p text:style-name="P6">Dữ liệu có giấy phép sử dụng dữ liệu rõ ràng và truy cập được </text:p>
        </text:list-item>
        <text:list-item>
          <text:p text:style-name="P6">Dữ liệu đã được tạo ra và xử lý như thế nào, vì sao và do ai được nêu rõ ràng</text:p>
        </text:list-item>
        <text:list-item>
          <text:p text:style-name="P6">Dữ liệu và siêu dữ liệu đáp ứng các tiêu chuẩn của lĩnh vực có liên quan </text:p>
        </text:list-item>
      </text:list>
      <text:p text:style-name="P7"></text:p>
      <text:p text:style-name="P7">The data are accurate and well described with many relevant attributes</text:p>
      <text:p text:style-name="P7">The data have a clear and accessible data usage license</text:p>
      <text:p text:style-name="P7">It is clear how, why and by whom the data have been created and processed</text:p>
      <text:p text:style-name="P7"> The data and metadata meet relevant domain standards</text:p>
      <text:p text:style-name="P1">‘How FAIR are your data?’ checklist, CC-BY by Sarah Jones &amp; Marjan Grootveld, EUDAT. Image CC-BY-SA by SangyaPundir</text:p>
      <text:p text:style-name="P2">Bảng kiểm tra “Dữ liệu của bạn có là FAIR?”, CC-BY của Sarah Jones &amp; Marjan Grootveld, EUDAT. Ảnh CC-BY<text:span text:style-name="T1">-SA của SangyaPundir</text:span></text:p>
      <text:p text:style-name="P2">Dịch sang tiếng Việt: Lê Trung Nghĩa; Dịch xong: 20/04/2023. Bản gốc tiếng Anh: <text:a xlink:type="simple" xlink:href="https://zenodo.org/record/1065991" text:style-name="Internet_20_link" text:visited-style-name="Visited_20_Internet_20_Link">https://zenodo.org/record/1065991</text:a></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09:49:34.407553768</meta:creation-date>
    <dc:date>2023-04-19T10:28:44.353208889</dc:date>
    <meta:editing-duration>PT28M49S</meta:editing-duration>
    <meta:editing-cycles>5</meta:editing-cycles>
    <meta:generator>LibreOffice/7.3.7.2$Linux_X86_64 LibreOffice_project/30$Build-2</meta:generator>
    <meta:document-statistic meta:table-count="0" meta:image-count="0" meta:object-count="0" meta:page-count="3" meta:paragraph-count="55" meta:word-count="854" meta:character-count="4305" meta:non-whitespace-character-count="3505"/>
  </office:meta>
</office:document-meta>
</file>